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4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2a6099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35cm" svg:stroke-color="#2a6099" draw:marker-start-width="0.252cm" draw:marker-end-width="0.252cm" draw:fill-color="#2a6099" draw:opacity="0%" draw:textarea-horizontal-align="justify" draw:textarea-vertical-align="middle" draw:auto-grow-height="false" fo:min-height="1.587cm" fo:min-width="4.904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a933" draw:marker-start-width="0.252cm" draw:marker-end-width="0.252cm" draw:fill-color="#00a933" draw:opacity="0%" draw:textarea-horizontal-align="justify" draw:textarea-vertical-align="middle" draw:auto-grow-height="false" fo:min-height="0.993cm" fo:min-width="3.039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4000" draw:marker-start-width="0.252cm" draw:marker-end-width="0.252cm" svg:stroke-opacity="100%" draw:fill-color="#ff0000" draw:opacity="0%" draw:textarea-horizontal-align="justify" draw:textarea-vertical-align="middle" draw:auto-grow-height="false" fo:min-height="4.167cm" fo:min-width="0.944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opacity="0%" draw:opacity="0%" draw:textarea-horizontal-align="justify" draw:textarea-vertical-align="middle" draw:auto-grow-height="false" fo:min-height="1.25cm" fo:min-width="2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 draw:opacity="0%"/>
      <style:paragraph-properties fo:text-align="center"/>
    </style:style>
    <style:style style:name="P3" style:family="paragraph">
      <loext:graphic-properties draw:fill-color="#00a933" draw:opacity="0%"/>
      <style:paragraph-properties fo:text-align="center"/>
    </style:style>
    <style:style style:name="P4" style:family="paragraph">
      <loext:graphic-properties draw:fill-color="#ff0000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loext:graphic-properties draw:opacity="0%"/>
      <style:paragraph-properties fo:text-align="center"/>
      <style:text-properties fo:color="#ff0000" loext:opacity="100%"/>
    </style:style>
    <style:style style:name="P9" style:family="paragraph">
      <style:paragraph-properties fo:text-align="center"/>
      <style:text-properties fo:color="#00a933" loext:opacity="100%"/>
    </style:style>
    <style:style style:name="P10" style:family="paragraph">
      <loext:graphic-properties draw:opacity="0%"/>
      <style:paragraph-properties fo:text-align="center"/>
      <style:text-properties fo:color="#00a933" loext:opacity="100%"/>
    </style:style>
    <style:style style:name="P11" style:family="paragraph">
      <style:paragraph-properties fo:text-align="center"/>
      <style:text-properties fo:color="#2a6099" loext:opacity="100%"/>
    </style:style>
    <style:style style:name="P12" style:family="paragraph">
      <loext:graphic-properties draw:opacity="0%"/>
      <style:paragraph-properties fo:text-align="center"/>
      <style:text-properties fo:color="#2a6099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5cm" svg:y1="7.522cm" svg:x2="12.781cm" svg:y2="8.76cm">
          <text:p/>
        </draw:line>
        <draw:line draw:style-name="gr2" draw:text-style-name="P1" draw:layer="layout" svg:x1="7.046cm" svg:y1="12.056cm" svg:x2="7.012cm" svg:y2="3.233cm">
          <text:p/>
        </draw:line>
        <draw:line draw:style-name="gr3" draw:text-style-name="P1" draw:layer="layout" svg:x1="10.001cm" svg:y1="5.19cm" svg:x2="3.892cm" svg:y2="11.084cm">
          <text:p/>
        </draw:line>
        <draw:custom-shape draw:style-name="gr4" draw:text-style-name="P2" draw:layer="layout" svg:width="7.688cm" svg:height="2.645cm" svg:x="3.162cm" svg:y="6.7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5.053cm" svg:height="1.805cm" svg:x="4.514cm" svg:y="7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2.088cm" svg:height="6.293cm" draw:transform="rotate (-0.130899693899576) translate (6.395cm 4.83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2.75cm" svg:height="1.5cm" svg:x="10.701cm" svg:y="7.395cm">
          <text:p text:style-name="P5">Ro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75cm" svg:height="1.5cm" svg:x="1.151cm" svg:y="9.699cm">
          <text:p text:style-name="P5">Y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75cm" svg:height="1.5cm" svg:x="6.701cm" svg:y="2.645cm">
          <text:p text:style-name="P5">P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75cm" svg:height="1.5cm" svg:x="10.85cm" svg:y="8.62cm">
          <text:p text:style-name="P7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.75cm" svg:height="1.5cm" svg:x="3.104cm" svg:y="10.636cm">
          <text:p text:style-name="P9"><text:span text:style-name="T2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.75cm" svg:height="1.5cm" svg:x="5.219cm" svg:y="2.3cm">
          <text:p text:style-name="P11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9:11:41.462259828</meta:creation-date>
    <dc:date>2025-06-09T09:32:07.099403181</dc:date>
    <meta:editing-duration>PT9M37S</meta:editing-duration>
    <meta:editing-cycles>2</meta:editing-cycles>
    <meta:generator>LibreOffice/24.2.7.2$Linux_X86_64 LibreOffice_project/420$Build-2</meta:generator>
    <meta:document-statistic meta:object-count="12"/>
  </office:meta>
</office:document-meta>
</file>